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automatic-styles>
    <style:style style:name="TableColumn2" style:family="table-column">
      <style:table-column-properties style:column-width="3.1305in"/>
    </style:style>
    <style:style style:name="TableColumn3" style:family="table-column">
      <style:table-column-properties style:column-width="3.1305in"/>
    </style:style>
    <style:style style:name="Table1" style:family="table" style:master-page-name="MP0">
      <style:table-properties style:width="6.261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nput</text:p>
          </table:table-cell>
          <table:table-cell table:style-name="TableCell7">
            <text:p text:style-name="P8">Output</text:p>
          </table:table-cell>
        </table:table-row>
        <table:table-row table:style-name="TableRow9">
          <table:table-cell table:style-name="TableCell10">
            <text:p text:style-name="P11">3 4</text:p>
            <text:p text:style-name="P12">2 4 1 3 1 2 1 2 3 6 0 1</text:p>
          </table:table-cell>
          <table:table-cell table:style-name="TableCell13">
            <text:p text:style-name="P14">2 4 1 3</text:p>
            <text:p text:style-name="P15">1 2 1 2</text:p>
            <text:p text:style-name="P16">3 6 0 1</text:p>
            <text:p text:style-name="P17">2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Yu Gothic Light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Yu Gothic Light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="Aptos" style:font-name-asian="Yu Gothic Light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="Aptos" style:font-name-asian="Yu Gothic Light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="Aptos" style:font-name-asian="Yu Gothic Light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="Aptos" style:font-name-asian="Yu Gothic Light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="Aptos" style:font-name-asian="Yu Gothic Light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="Aptos" style:font-name-asian="Yu Gothic Light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="Aptos" style:font-name-asian="Yu Gothic Light" style:font-name-complex="Times New Roman" fo:color="#272727" style:letter-kerning="true" fo:hyphenate="false"/>
    </style:style>
    <style:style style:name="Normal" style:display-name="Normal" style:family="paragraph">
      <style:paragraph-properties fo:line-height="115%"/>
      <style:text-properties style:font-name="Aptos" style:font-name-asian="Yu Mincho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15%"/>
      <style:text-properties style:font-name="Aptos" style:font-name-asian="Yu Gothic Light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15%"/>
      <style:text-properties style:font-name="Aptos" style:font-name-asian="Yu Mincho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15%" fo:margin-left="0.5in">
        <style:tab-stops/>
      </style:paragraph-properties>
      <style:text-properties style:font-name="Aptos" style:font-name-asian="Yu Mincho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="Aptos" style:font-name-asian="Yu Mincho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opsjackken@gmail.com</meta:initial-creator>
    <dc:creator>oopsjackken@gmail.com</dc:creator>
    <meta:creation-date>2024-12-07T05:15:00Z</meta:creation-date>
    <dc:date>2024-12-07T05:16:00Z</dc:date>
    <meta:template xlink:href="Normal" xlink:type="simple"/>
    <meta:editing-cycles>1</meta:editing-cycles>
    <meta:editing-duration>PT60S</meta:editing-duration>
    <meta:document-statistic meta:page-count="1" meta:paragraph-count="1" meta:word-count="10" meta:character-count="69" meta:row-count="1" meta:non-whitespace-character-count="60"/>
  </office:meta>
</office:document-meta>
</file>